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tab/>27.01.2017</text:p>
      <text:h text:style-name="Heading_20_1" text:outline-level="1">Project: Git Basics</text:h>
      <text:h text:style-name="Heading_20_1" text:outline-level="1"/>
      <text:p text:style-name="Standard">Create a Git repository on GitHub and move it onto your local machine:</text:p>
      <text:p text:style-name="Standard"/>
      <text:p text:style-name="Standard">I <text:span text:style-name="T1">access</text:span> my account on Github.com and add a new repository. I copy the url of said repository and paste it into follwoing command: $ git clone &lt;url&gt;</text:p>
      <text:p text:style-name="Standard"/>
      <text:p text:style-name="Standard">Describe the difference between staging and committting area:</text:p>
      <text:p text:style-name="Standard"/>
      <text:p text:style-name="Standard">Adding a file to the staging area lets Git keep track of it without it being addes to the repository.</text:p>
      <text:p text:style-name="Standard">Committing file from the satging area, commits/updates them to the master branch of the local repository.</text:p>
      <text:p text:style-name="Standard"/>
      <text:p text:style-name="Standard">Decribe the difference between committing your changes and pushing them onto Github:</text:p>
      <text:p text:style-name="Standard"><text:s/>Commiting changes saves them locally, and then pushing them saves them remotely.</text:p>
      <text:p text:style-name="Standard"/>
      <text:p text:style-name="Standard">Check the status of your current repository from the command line:</text:p>
      <text:p text:style-name="Standard"/>
      <text:p text:style-name="Standard">$ git status</text:p>
      <text:p text:style-name="Standard"/>
      <text:p text:style-name="Standard">Look at the history of your previous commits from the command line:</text:p>
      <text:p text:style-name="Standard"/>
      <text:p text:style-name="Standard">$ git 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0S</meta:editing-duration>
    <meta:editing-cycles>4</meta:editing-cycles>
    <meta:generator>OpenOffice/4.1.3$Win32 OpenOffice.org_project/413m1$Build-9783</meta:generator>
    <dc:date>2017-07-08T13:07:30.33</dc:date>
    <meta:document-statistic meta:table-count="0" meta:image-count="0" meta:object-count="0" meta:page-count="1" meta:paragraph-count="13" meta:word-count="142" meta:character-count="845"/>
    <meta:user-defined meta:name="Info 1"/>
    <meta:user-defined meta:name="Info 2"/>
    <meta:user-defined meta:name="Info 3"/>
    <meta:user-defined meta:name="Info 4"/>
  </office:meta>
</office:document-meta>
</file>